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 style:list-style-name="L9"/>
    <style:style style:name="P10" style:family="paragraph" style:parent-style-name="Text_20_body" style:list-style-name="L10"/>
    <style:style style:name="P11" style:family="paragraph" style:parent-style-name="Text_20_body" style:list-style-name="L11"/>
    <style:style style:name="P12" style:family="paragraph" style:parent-style-name="Text_20_body" style:list-style-name="L12"/>
    <style:style style:name="P13" style:family="paragraph" style:parent-style-name="Text_20_body" style:list-style-name="L13"/>
    <style:style style:name="P14" style:family="paragraph" style:parent-style-name="Text_20_body" style:list-style-name="L14"/>
    <style:style style:name="P15" style:family="paragraph" style:parent-style-name="Text_20_body" style:list-style-name="L15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Plano direto com links oficiais e passos prontos.</text:p>
      <text:h text:style-name="Heading_20_1" text:outline-level="1">Domínio e DNS</text:h>
      <text:list xml:id="list211556521" text:style-name="L1">
        <text:list-item>
          <text:p text:style-name="P1">Registrar <text:span text:style-name="Source_20_Text">.ai</text:span>: Cloudflare Registrar (suporta <text:span text:style-name="Source_20_Text">.ai</text:span>), Porkbun, Namecheap. <text:a xlink:type="simple" xlink:href="https://developers.cloudflare.com/changelog/2025-03-27-ai-domains-available/?utm_source=chatgpt.com" office:target-frame-name="_blank" xlink:show="new" text:style-name="Internet_20_link" text:visited-style-name="Visited_20_Internet_20_Link">namecheap.com+3Cloudflare Docs+3domains.cloudflare.com+3</text:a></text:p>
        </text:list-item>
        <text:list-item>
          <text:p text:style-name="P1">DNS: Cloudflare DNS. Guia para criar A/CNAME/TXT/MX. <text:a xlink:type="simple" xlink:href="https://developers.cloudflare.com/dns/manage-dns-records/how-to/create-dns-records/?utm_source=chatgpt.com" office:target-frame-name="_blank" xlink:show="new" text:style-name="Internet_20_link" text:visited-style-name="Visited_20_Internet_20_Link">Cloudflare Docs</text:a></text:p>
        </text:list-item>
      </text:list>
      <text:p text:style-name="Text_20_body">Passos:</text:p>
      <text:list xml:id="list2155574993" text:style-name="L2">
        <text:list-item>
          <text:p text:style-name="P2">Compre <text:span text:style-name="Source_20_Text">eiah.ai</text:span> e, se disponível, <text:span text:style-name="Source_20_Text">eiah.app</text:span>. Confirme suporte <text:span text:style-name="Source_20_Text">.ai</text:span> no registrador. <text:a xlink:type="simple" xlink:href="https://developers.cloudflare.com/changelog/2025-03-27-ai-domains-available/?utm_source=chatgpt.com" office:target-frame-name="_blank" xlink:show="new" text:style-name="Internet_20_link" text:visited-style-name="Visited_20_Internet_20_Link">Cloudflare Docs+1</text:a></text:p>
        </text:list-item>
        <text:list-item>
          <text:p text:style-name="P2">Aponte nameservers para Cloudflare e crie registros:</text:p>
          <text:list>
            <text:list-item>
              <text:p text:style-name="P2"><text:span text:style-name="Source_20_Text">app.eiah.ai</text:span> → CNAME para alvo da Vercel mostrado no painel do projeto. <text:a xlink:type="simple" xlink:href="https://vercel.com/docs/domains/working-with-domains/add-a-domain?utm_source=chatgpt.com" office:target-frame-name="_blank" xlink:show="new" text:style-name="Internet_20_link" text:visited-style-name="Visited_20_Internet_20_Link">Vercel+1</text:a></text:p>
            </text:list-item>
            <text:list-item>
              <text:p text:style-name="P2"><text:span text:style-name="Source_20_Text">eiah.ai</text:span> (apex) → A/ALIAS conforme instrução da Vercel para apex. <text:a xlink:type="simple" xlink:href="https://vercel.com/guides/a-record-and-caa-with-vercel?utm_source=chatgpt.com" office:target-frame-name="_blank" xlink:show="new" text:style-name="Internet_20_link" text:visited-style-name="Visited_20_Internet_20_Link">Vercel</text:a></text:p>
            </text:list-item>
            <text:list-item>
              <text:p text:style-name="P2"><text:span text:style-name="Source_20_Text">api.eiah.ai</text:span> → conforme provedor da API: Fly ou Render (abaixo).</text:p>
            </text:list-item>
            <text:list-item>
              <text:p text:style-name="P2">TXT para SPF/DKIM/DMARC quando configurar e-mail. <text:a xlink:type="simple" xlink:href="https://learn.microsoft.com/en-us/defender-office-365/email-authentication-dmarc-configure?utm_source=chatgpt.com" office:target-frame-name="_blank" xlink:show="new" text:style-name="Internet_20_link" text:visited-style-name="Visited_20_Internet_20_Link">Microsoft Learn</text:a></text:p>
            </text:list-item>
          </text:list>
        </text:list-item>
      </text:list>
      <text:h text:style-name="Heading_20_1" text:outline-level="1">Web (Vercel)</text:h>
      <text:list xml:id="list2969331435" text:style-name="L3">
        <text:list-item>
          <text:p text:style-name="P3">Como adicionar domínio e configurar DNS. <text:a xlink:type="simple" xlink:href="https://vercel.com/docs/domains/working-with-domains/add-a-domain?utm_source=chatgpt.com" office:target-frame-name="_blank" xlink:show="new" text:style-name="Internet_20_link" text:visited-style-name="Visited_20_Internet_20_Link">Vercel+1</text:a></text:p>
        </text:list-item>
        <text:list-item>
          <text:p text:style-name="P3">Tipos de registros aceitos e troubleshooting. <text:a xlink:type="simple" xlink:href="https://vercel.com/docs/domains/working-with-dns?utm_source=chatgpt.com" office:target-frame-name="_blank" xlink:show="new" text:style-name="Internet_20_link" text:visited-style-name="Visited_20_Internet_20_Link">Vercel+1</text:a></text:p>
        </text:list-item>
      </text:list>
      <text:p text:style-name="Text_20_body">Passos:</text:p>
      <text:list xml:id="list742369895" text:style-name="L4">
        <text:list-item>
          <text:p text:style-name="P4">Deploy do <text:span text:style-name="Source_20_Text">apps/web</text:span> na Vercel.</text:p>
        </text:list-item>
        <text:list-item>
          <text:p text:style-name="P4">Em Settings → Domains, adicione <text:span text:style-name="Source_20_Text">app.eiah.ai</text:span>. Siga a instrução do painel para criar CNAME em Cloudflare. <text:a xlink:type="simple" xlink:href="https://vercel.com/docs/domains/working-with-domains/add-a-domain?utm_source=chatgpt.com" office:target-frame-name="_blank" xlink:show="new" text:style-name="Internet_20_link" text:visited-style-name="Visited_20_Internet_20_Link">Vercel</text:a></text:p>
        </text:list-item>
        <text:list-item>
          <text:p text:style-name="P4">Se quiser usar <text:span text:style-name="Source_20_Text">eiah.ai</text:span> direto na app, use A/ALIAS conforme guia. <text:a xlink:type="simple" xlink:href="https://vercel.com/guides/a-record-and-caa-with-vercel?utm_source=chatgpt.com" office:target-frame-name="_blank" xlink:show="new" text:style-name="Internet_20_link" text:visited-style-name="Visited_20_Internet_20_Link">Vercel</text:a></text:p>
        </text:list-item>
      </text:list>
      <text:h text:style-name="Heading_20_1" text:outline-level="1">API (escolha 1)</text:h>
      <text:h text:style-name="Heading_20_2" text:outline-level="2">Fly.io</text:h>
      <text:list xml:id="list132129587" text:style-name="L5">
        <text:list-item>
          <text:p text:style-name="P5">Guia Node.js e custom domains + TLS. <text:a xlink:type="simple" xlink:href="https://fly.io/docs/js/?utm_source=chatgpt.com" office:target-frame-name="_blank" xlink:show="new" text:style-name="Internet_20_link" text:visited-style-name="Visited_20_Internet_20_Link">fly.io+1</text:a></text:p>
        </text:list-item>
        <text:list-item>
          <text:p text:style-name="P5">Automação de certificados via API. <text:a xlink:type="simple" xlink:href="https://fly.io/docs/networking/custom-domain-api/?utm_source=chatgpt.com" office:target-frame-name="_blank" xlink:show="new" text:style-name="Internet_20_link" text:visited-style-name="Visited_20_Internet_20_Link">fly.io</text:a></text:p>
        </text:list-item>
      </text:list>
      <text:p text:style-name="Text_20_body">Passos:</text:p>
      <text:list xml:id="list440028349" text:style-name="L6">
        <text:list-item>
          <text:p text:style-name="P6"><text:span text:style-name="Source_20_Text">fly launch</text:span> no <text:span text:style-name="Source_20_Text">apps/api</text:span>. <text:a xlink:type="simple" xlink:href="https://fly.io/docs/js/?utm_source=chatgpt.com" office:target-frame-name="_blank" xlink:show="new" text:style-name="Internet_20_link" text:visited-style-name="Visited_20_Internet_20_Link">fly.io</text:a></text:p>
        </text:list-item>
        <text:list-item>
          <text:p text:style-name="P6"><text:span text:style-name="Source_20_Text">fly certs add api.eiah.ai</text:span> e siga a instrução para validar no DNS. <text:a xlink:type="simple" xlink:href="https://fly.io/docs/networking/custom-domain/?utm_source=chatgpt.com" office:target-frame-name="_blank" xlink:show="new" text:style-name="Internet_20_link" text:visited-style-name="Visited_20_Internet_20_Link">fly.io</text:a></text:p>
        </text:list-item>
        <text:list-item>
          <text:p text:style-name="P6"><text:soft-page-break/>Após “Issued”, crie A/AAAA/CNAME conforme a tela de certificados do Fly. <text:a xlink:type="simple" xlink:href="https://fly.io/docs/networking/custom-domain/?utm_source=chatgpt.com" office:target-frame-name="_blank" xlink:show="new" text:style-name="Internet_20_link" text:visited-style-name="Visited_20_Internet_20_Link">fly.io</text:a></text:p>
        </text:list-item>
      </text:list>
      <text:h text:style-name="Heading_20_2" text:outline-level="2">Render</text:h>
      <text:list xml:id="list432043485" text:style-name="L7">
        <text:list-item>
          <text:p text:style-name="P7">Quickstart Express e Web Service, custom domains e TLS gerenciado. <text:a xlink:type="simple" xlink:href="https://render.com/docs/deploy-node-express-app?utm_source=chatgpt.com" office:target-frame-name="_blank" xlink:show="new" text:style-name="Internet_20_link" text:visited-style-name="Visited_20_Internet_20_Link">Render+3Render+3Render+3</text:a></text:p>
        </text:list-item>
      </text:list>
      <text:p text:style-name="Text_20_body">Passos:</text:p>
      <text:list xml:id="list2303962580" text:style-name="L8">
        <text:list-item>
          <text:p text:style-name="P8">Crie um Web Service apontando para <text:span text:style-name="Source_20_Text">apps/api</text:span>. <text:a xlink:type="simple" xlink:href="https://render.com/docs/web-services?utm_source=chatgpt.com" office:target-frame-name="_blank" xlink:show="new" text:style-name="Internet_20_link" text:visited-style-name="Visited_20_Internet_20_Link">Render</text:a></text:p>
        </text:list-item>
        <text:list-item>
          <text:p text:style-name="P8">Em “Custom Domains”, adicione <text:span text:style-name="Source_20_Text">api.eiah.ai</text:span> e crie o CNAME pedido no DNS. <text:a xlink:type="simple" xlink:href="https://render.com/docs/custom-domains?utm_source=chatgpt.com" office:target-frame-name="_blank" xlink:show="new" text:style-name="Internet_20_link" text:visited-style-name="Visited_20_Internet_20_Link">Render</text:a></text:p>
        </text:list-item>
      </text:list>
      <text:h text:style-name="Heading_20_1" text:outline-level="1">Banco e Cache</text:h>
      <text:list xml:id="list336464246" text:style-name="L9">
        <text:list-item>
          <text:p text:style-name="P9">Postgres serverless (Neon). Página e preços. <text:a xlink:type="simple" xlink:href="https://neon.com/?utm_source=chatgpt.com" office:target-frame-name="_blank" xlink:show="new" text:style-name="Internet_20_link" text:visited-style-name="Visited_20_Internet_20_Link">Neon+1</text:a></text:p>
        </text:list-item>
        <text:list-item>
          <text:p text:style-name="P9">Redis serverless (Upstash). Conceitos, onboarding e “getting started”. <text:a xlink:type="simple" xlink:href="https://upstash.com/docs/introduction?utm_source=chatgpt.com" office:target-frame-name="_blank" xlink:show="new" text:style-name="Internet_20_link" text:visited-style-name="Visited_20_Internet_20_Link">Upstash: Serverless Data Platform+2Upstash: Serverless Data Platform+2</text:a></text:p>
        </text:list-item>
      </text:list>
      <text:p text:style-name="Text_20_body">Passos:</text:p>
      <text:list xml:id="list2612517558" text:style-name="L10">
        <text:list-item>
          <text:p text:style-name="P10">Crie projeto no Neon e pegue <text:span text:style-name="Source_20_Text">DATABASE_URL</text:span>. <text:a xlink:type="simple" xlink:href="https://neon.com/?utm_source=chatgpt.com" office:target-frame-name="_blank" xlink:show="new" text:style-name="Internet_20_link" text:visited-style-name="Visited_20_Internet_20_Link">Neon</text:a></text:p>
        </text:list-item>
        <text:list-item>
          <text:p text:style-name="P10">Crie banco Redis no Upstash e pegue <text:span text:style-name="Source_20_Text">UPSTASH_REDIS_REST_URL</text:span>/<text:span text:style-name="Source_20_Text">UPSTASH_REDIS_REST_TOKEN</text:span>. <text:a xlink:type="simple" xlink:href="https://upstash.com/docs/introduction?utm_source=chatgpt.com" office:target-frame-name="_blank" xlink:show="new" text:style-name="Internet_20_link" text:visited-style-name="Visited_20_Internet_20_Link">Upstash: Serverless Data Platform</text:a></text:p>
        </text:list-item>
        <text:list-item>
          <text:p text:style-name="P10">Configure variáveis nas plataformas (Fly/Render/Vercel).</text:p>
        </text:list-item>
      </text:list>
      <text:h text:style-name="Heading_20_1" text:outline-level="1">E-mail transacional</text:h>
      <text:list xml:id="list3159614366" text:style-name="L11">
        <text:list-item>
          <text:p text:style-name="P11">Resend: produto e preços. <text:a xlink:type="simple" xlink:href="https://resend.com/products/transactional-emails?utm_source=chatgpt.com" office:target-frame-name="_blank" xlink:show="new" text:style-name="Internet_20_link" text:visited-style-name="Visited_20_Internet_20_Link">resend.com+1</text:a></text:p>
        </text:list-item>
        <text:list-item>
          <text:p text:style-name="P11">Alternativa AWS SES: verificação e DKIM. <text:a xlink:type="simple" xlink:href="https://docs.aws.amazon.com/ses/latest/dg/creating-identities.html?utm_source=chatgpt.com" office:target-frame-name="_blank" xlink:show="new" text:style-name="Internet_20_link" text:visited-style-name="Visited_20_Internet_20_Link">Documentação da AWS+2Documentação da AWS+2</text:a></text:p>
        </text:list-item>
        <text:list-item>
          <text:p text:style-name="P11">DMARC: guias oficiais. <text:a xlink:type="simple" xlink:href="https://learn.microsoft.com/en-us/defender-office-365/email-authentication-dmarc-configure?utm_source=chatgpt.com" office:target-frame-name="_blank" xlink:show="new" text:style-name="Internet_20_link" text:visited-style-name="Visited_20_Internet_20_Link">Microsoft Learn+1</text:a></text:p>
        </text:list-item>
      </text:list>
      <text:p text:style-name="Text_20_body">Passos:</text:p>
      <text:list xml:id="list1163003115" text:style-name="L12">
        <text:list-item>
          <text:p text:style-name="P12">Crie conta no Resend ou SES. <text:a xlink:type="simple" xlink:href="https://resend.com/products/transactional-emails?utm_source=chatgpt.com" office:target-frame-name="_blank" xlink:show="new" text:style-name="Internet_20_link" text:visited-style-name="Visited_20_Internet_20_Link">resend.com+1</text:a></text:p>
        </text:list-item>
        <text:list-item>
          <text:p text:style-name="P12">Adicione domínio de envio <text:span text:style-name="Source_20_Text">eiah.ai</text:span>, publique registros SPF/DKIM no Cloudflare. <text:a xlink:type="simple" xlink:href="https://docs.aws.amazon.com/ses/latest/dg/send-email-authentication-dkim.html?utm_source=chatgpt.com" office:target-frame-name="_blank" xlink:show="new" text:style-name="Internet_20_link" text:visited-style-name="Visited_20_Internet_20_Link">Documentação da AWS</text:a></text:p>
        </text:list-item>
        <text:list-item>
          <text:p text:style-name="P12">Publique <text:span text:style-name="Source_20_Text">TXT _dmarc.eiah.ai</text:span> depois de 48h com SPF/DKIM ativos. <text:a xlink:type="simple" xlink:href="https://support.google.com/a/answer/2466580?hl=en&amp;utm_source=chatgpt.com" office:target-frame-name="_blank" xlink:show="new" text:style-name="Internet_20_link" text:visited-style-name="Visited_20_Internet_20_Link">Google Ajuda</text:a></text:p>
        </text:list-item>
      </text:list>
      <text:h text:style-name="Heading_20_1" text:outline-level="1">Pagamentos (opcional)</text:h>
      <text:list xml:id="list1628829243" text:style-name="L13">
        <text:list-item>
          <text:p text:style-name="P13">Stripe Brasil e programa para startups. <text:a xlink:type="simple" xlink:href="https://stripe.com/en-br?utm_source=chatgpt.com" office:target-frame-name="_blank" xlink:show="new" text:style-name="Internet_20_link" text:visited-style-name="Visited_20_Internet_20_Link">Stripe+2Stripe+2</text:a></text:p>
        </text:list-item>
        <text:list-item>
          <text:p text:style-name="P13">Preços do Connect se for marketplace/plataforma. <text:a xlink:type="simple" xlink:href="https://stripe.com/en-br/connect/pricing?utm_source=chatgpt.com" office:target-frame-name="_blank" xlink:show="new" text:style-name="Internet_20_link" text:visited-style-name="Visited_20_Internet_20_Link">Stripe</text:a></text:p>
        </text:list-item>
      </text:list>
      <text:h text:style-name="Heading_20_1" text:outline-level="1"><text:soft-page-break/>Registros DNS prontos (exemplos)</text:h>
      <text:list xml:id="list1451460425" text:style-name="L14">
        <text:list-item>
          <text:p text:style-name="P14"><text:span text:style-name="Source_20_Text">app</text:span> → CNAME apontando para alvo exibido no painel Vercel do seu projeto. <text:a xlink:type="simple" xlink:href="https://vercel.com/docs/domains/working-with-domains/add-a-domain?utm_source=chatgpt.com" office:target-frame-name="_blank" xlink:show="new" text:style-name="Internet_20_link" text:visited-style-name="Visited_20_Internet_20_Link">Vercel</text:a></text:p>
        </text:list-item>
        <text:list-item>
          <text:p text:style-name="P14"><text:span text:style-name="Source_20_Text">eiah.ai</text:span> (apex) → ALIAS/A conforme guia Vercel para apex. <text:a xlink:type="simple" xlink:href="https://vercel.com/guides/a-record-and-caa-with-vercel?utm_source=chatgpt.com" office:target-frame-name="_blank" xlink:show="new" text:style-name="Internet_20_link" text:visited-style-name="Visited_20_Internet_20_Link">Vercel</text:a></text:p>
        </text:list-item>
        <text:list-item>
          <text:p text:style-name="P14"><text:span text:style-name="Source_20_Text">api</text:span> → conforme instrução de validação do Fly ou CNAME do Render após adicionar o domínio. <text:a xlink:type="simple" xlink:href="https://fly.io/docs/networking/custom-domain/?utm_source=chatgpt.com" office:target-frame-name="_blank" xlink:show="new" text:style-name="Internet_20_link" text:visited-style-name="Visited_20_Internet_20_Link">fly.io+1</text:a></text:p>
        </text:list-item>
        <text:list-item>
          <text:p text:style-name="P14">E-mail:</text:p>
          <text:list>
            <text:list-item>
              <text:p text:style-name="P14"><text:span text:style-name="Source_20_Text">TXT eiah.ai</text:span> → SPF do seu provedor.</text:p>
            </text:list-item>
            <text:list-item>
              <text:p text:style-name="P14"><text:span text:style-name="Source_20_Text">CNAME</text:span> de DKIM conforme Resend/SES. <text:a xlink:type="simple" xlink:href="https://docs.aws.amazon.com/ses/latest/dg/send-email-authentication-dkim.html?utm_source=chatgpt.com" office:target-frame-name="_blank" xlink:show="new" text:style-name="Internet_20_link" text:visited-style-name="Visited_20_Internet_20_Link">Documentação da AWS</text:a></text:p>
            </text:list-item>
            <text:list-item>
              <text:p text:style-name="P14"><text:span text:style-name="Source_20_Text">TXT _dmarc.eiah.ai</text:span> → política DMARC. <text:a xlink:type="simple" xlink:href="https://learn.microsoft.com/en-us/defender-office-365/email-authentication-dmarc-configure?utm_source=chatgpt.com" office:target-frame-name="_blank" xlink:show="new" text:style-name="Internet_20_link" text:visited-style-name="Visited_20_Internet_20_Link">Microsoft Learn</text:a></text:p>
            </text:list-item>
          </text:list>
        </text:list-item>
      </text:list>
      <text:h text:style-name="Heading_20_1" text:outline-level="1">Ordem de execução</text:h>
      <text:list xml:id="list251336831" text:style-name="L15">
        <text:list-item>
          <text:p text:style-name="P15">Compre <text:span text:style-name="Source_20_Text">eiah.ai</text:span> e mova para Cloudflare Registrar ou mantenha no registrador e aponte nameservers para Cloudflare DNS. <text:a xlink:type="simple" xlink:href="https://developers.cloudflare.com/changelog/2025-03-27-ai-domains-available/?utm_source=chatgpt.com" office:target-frame-name="_blank" xlink:show="new" text:style-name="Internet_20_link" text:visited-style-name="Visited_20_Internet_20_Link">Cloudflare Docs+1</text:a></text:p>
        </text:list-item>
        <text:list-item>
          <text:p text:style-name="P15">Crie projetos: Vercel (web), Fly/Render (API). Adicione domínios e siga os alvos exibidos para DNS. <text:a xlink:type="simple" xlink:href="https://vercel.com/docs/domains/working-with-domains/add-a-domain?utm_source=chatgpt.com" office:target-frame-name="_blank" xlink:show="new" text:style-name="Internet_20_link" text:visited-style-name="Visited_20_Internet_20_Link">Render+3Vercel+3fly.io+3</text:a></text:p>
        </text:list-item>
        <text:list-item>
          <text:p text:style-name="P15">Provisione Neon e Upstash. Conecte <text:span text:style-name="Source_20_Text">DATABASE_URL</text:span> e <text:span text:style-name="Source_20_Text">REDIS_URL</text:span>. <text:a xlink:type="simple" xlink:href="https://neon.com/?utm_source=chatgpt.com" office:target-frame-name="_blank" xlink:show="new" text:style-name="Internet_20_link" text:visited-style-name="Visited_20_Internet_20_Link">Neon+1</text:a></text:p>
        </text:list-item>
        <text:list-item>
          <text:p text:style-name="P15">Configure e-mail com Resend ou SES e publique SPF/DKIM/DMARC. <text:a xlink:type="simple" xlink:href="https://resend.com/products/transactional-emails?utm_source=chatgpt.com" office:target-frame-name="_blank" xlink:show="new" text:style-name="Internet_20_link" text:visited-style-name="Visited_20_Internet_20_Link">resend.com+2Documentação da AWS+2</text:a></text:p>
        </text:list-item>
      </text:list>
      <text:p text:style-name="Text_20_body">Quer que eu gere uma lista exata de registros DNS para <text:span text:style-name="Source_20_Text">eiah.ai</text:span>, <text:span text:style-name="Source_20_Text">app.eiah.ai</text:span> e <text:span text:style-name="Source_20_Text">api.eiah.ai</text:span> usando Vercel+Render, já no formato “Tipo / Nome / Valor / TTL”?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11-03T07:27:17.897000000</meta:creation-date>
    <dc:date>2025-11-03T07:28:10.043000000</dc:date>
    <meta:editing-duration>PT52S</meta:editing-duration>
    <meta:editing-cycles>1</meta:editing-cycles>
    <meta:document-statistic meta:table-count="0" meta:image-count="0" meta:object-count="0" meta:page-count="3" meta:paragraph-count="63" meta:word-count="548" meta:character-count="3591" meta:non-whitespace-character-count="3151"/>
    <meta:generator>LibreOffice/7.3.2.2$Windows_X86_64 LibreOffice_project/49f2b1bff42cfccbd8f788c8dc32c1c309559be0</meta:generator>
  </office:meta>
</office:document-meta>
</file>